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2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6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1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97018181818" calcext:value-type="float">
            <text:p>2.94797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86510344828" calcext:value-type="float">
            <text:p>3.0328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4392" calcext:value-type="float">
            <text:p>3.03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8432" calcext:value-type="float">
            <text:p>3.0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4952" calcext:value-type="float">
            <text:p>2.97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6444137931" calcext:value-type="float">
            <text:p>2.93564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3584" calcext:value-type="float">
            <text:p>2.7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20744827586" calcext:value-type="float">
            <text:p>2.842207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07056" calcext:value-type="float">
            <text:p>2.80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06344827586" calcext:value-type="float">
            <text:p>2.8330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36696774194" calcext:value-type="float">
            <text:p>2.8623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41393548387" calcext:value-type="float">
            <text:p>2.7834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2984" calcext:value-type="float">
            <text:p>2.7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98877419355" calcext:value-type="float">
            <text:p>2.8229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42" calcext:value-type="float">
            <text:p>2.85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45548387097" calcext:value-type="float">
            <text:p>2.8454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230916129032" calcext:value-type="float">
            <text:p>2.8423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421780645161" calcext:value-type="float">
            <text:p>2.8242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4096" calcext:value-type="float">
            <text:p>2.84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22838709677" calcext:value-type="float">
            <text:p>2.7122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09728571429" calcext:value-type="float">
            <text:p>2.90109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898051612903" calcext:value-type="float">
            <text:p>2.9289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52129032258" calcext:value-type="float">
            <text:p>2.929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45128" calcext:value-type="float">
            <text:p>2.93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577341935484" calcext:value-type="float">
            <text:p>2.955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18864" calcext:value-type="float">
            <text:p>2.95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96361290323" calcext:value-type="float">
            <text:p>3.0149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74038709677" calcext:value-type="float">
            <text:p>2.998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5876" calcext:value-type="float">
            <text:p>2.999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06038709677" calcext:value-type="float">
            <text:p>2.892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544" calcext:value-type="float">
            <text:p>2.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803428571428" calcext:value-type="float">
            <text:p>2.77803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62619354839" calcext:value-type="float">
            <text:p>2.7856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84567741935" calcext:value-type="float">
            <text:p>2.98084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07864" calcext:value-type="float">
            <text:p>3.04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93922580645" calcext:value-type="float">
            <text:p>3.07793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5656" calcext:value-type="float">
            <text:p>3.0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86296774194" calcext:value-type="float">
            <text:p>3.0208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1584516129" calcext:value-type="float">
            <text:p>3.062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24722580645" calcext:value-type="float">
            <text:p>2.8752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34" calcext:value-type="float">
            <text:p>2.97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54219354839" calcext:value-type="float">
            <text:p>2.8755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608985714286" calcext:value-type="float">
            <text:p>2.89608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74580645161" calcext:value-type="float">
            <text:p>2.857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55716129032" calcext:value-type="float">
            <text:p>2.9215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81096" calcext:value-type="float">
            <text:p>2.858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092670967742" calcext:value-type="float">
            <text:p>2.940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18204" calcext:value-type="float">
            <text:p>2.93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883870967742" calcext:value-type="float">
            <text:p>2.9988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57729032258" calcext:value-type="float">
            <text:p>2.996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8644" calcext:value-type="float">
            <text:p>2.648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17832258064" calcext:value-type="float">
            <text:p>2.54517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2088" calcext:value-type="float">
            <text:p>2.78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583716129032" calcext:value-type="float">
            <text:p>2.8758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58496551724" calcext:value-type="float">
            <text:p>2.80158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916283870968" calcext:value-type="float">
            <text:p>2.839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3935483871" calcext:value-type="float">
            <text:p>2.878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82264" calcext:value-type="float">
            <text:p>2.8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36335483871" calcext:value-type="float">
            <text:p>2.956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86072" calcext:value-type="float">
            <text:p>2.97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005316129032" calcext:value-type="float">
            <text:p>3.0800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623019354839" calcext:value-type="float">
            <text:p>3.046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2112" calcext:value-type="float">
            <text:p>2.35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99458064516" calcext:value-type="float">
            <text:p>2.426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882" calcext:value-type="float">
            <text:p>2.865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19509677419" calcext:value-type="float">
            <text:p>2.9251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08242857143" calcext:value-type="float">
            <text:p>2.89108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713290322581" calcext:value-type="float">
            <text:p>2.747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1368" calcext:value-type="float">
            <text:p>2.97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67862068966" calcext:value-type="float">
            <text:p>3.05167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46116" calcext:value-type="float">
            <text:p>3.064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642013793103" calcext:value-type="float">
            <text:p>3.25642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5292" calcext:value-type="float">
            <text:p>3.22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8858" calcext:value-type="float">
            <text:p>3.308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28634482759" calcext:value-type="float">
            <text:p>2.7902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82688" calcext:value-type="float">
            <text:p>3.26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58868965517" calcext:value-type="float">
            <text:p>3.0415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9176" calcext:value-type="float">
            <text:p>3.09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055866666667" calcext:value-type="float">
            <text:p>3.03055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708472727273" calcext:value-type="float">
            <text:p>3.1370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50532" calcext:value-type="float">
            <text:p>3.245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75424" calcext:value-type="float">
            <text:p>3.24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882142857143" calcext:value-type="float">
            <text:p>3.0888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464524137931" calcext:value-type="float">
            <text:p>3.45464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07715862069" calcext:value-type="float">
            <text:p>3.4407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23842857143" calcext:value-type="float">
            <text:p>3.377238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296579310345" calcext:value-type="float">
            <text:p>3.31296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71342857143" calcext:value-type="float">
            <text:p>2.98671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6428" calcext:value-type="float">
            <text:p>3.212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13688888889" calcext:value-type="float">
            <text:p>3.24013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2424" calcext:value-type="float">
            <text:p>3.13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56413793103" calcext:value-type="float">
            <text:p>3.26556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837142857143" calcext:value-type="float">
            <text:p>3.298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3948" calcext:value-type="float">
            <text:p>3.39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834657142857" calcext:value-type="float">
            <text:p>3.2083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33163636364" calcext:value-type="float">
            <text:p>3.13833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83414285714" calcext:value-type="float">
            <text:p>3.35383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99062068966" calcext:value-type="float">
            <text:p>3.2619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497671428571" calcext:value-type="float">
            <text:p>3.02497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229406896552" calcext:value-type="float">
            <text:p>3.06229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518622222222" calcext:value-type="float">
            <text:p>2.91518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26636" calcext:value-type="float">
            <text:p>2.97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03870967742" calcext:value-type="float">
            <text:p>2.6940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6884" calcext:value-type="float">
            <text:p>2.764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9592" calcext:value-type="float">
            <text:p>2.61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089238709677" calcext:value-type="float">
            <text:p>2.690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378857142857" calcext:value-type="float">
            <text:p>2.5537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152309677419" calcext:value-type="float">
            <text:p>2.5015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1424" calcext:value-type="float">
            <text:p>2.5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825225806452" calcext:value-type="float">
            <text:p>2.6082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389257142857" calcext:value-type="float">
            <text:p>2.62389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416051612903" calcext:value-type="float">
            <text:p>2.464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52141935484" calcext:value-type="float">
            <text:p>2.8445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060165517241" calcext:value-type="float">
            <text:p>2.79060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6856" calcext:value-type="float">
            <text:p>2.8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38731034483" calcext:value-type="float">
            <text:p>2.86238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4368" calcext:value-type="float">
            <text:p>2.9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0628" calcext:value-type="float">
            <text:p>2.89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03972413793" calcext:value-type="float">
            <text:p>2.4330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8304" calcext:value-type="float">
            <text:p>2.88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589903448276" calcext:value-type="float">
            <text:p>2.97589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1376" calcext:value-type="float">
            <text:p>2.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654133333333" calcext:value-type="float">
            <text:p>2.9765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0924" calcext:value-type="float">
            <text:p>2.8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705018181818" calcext:value-type="float">
            <text:p>3.207050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346537931034" calcext:value-type="float">
            <text:p>3.05346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1388" calcext:value-type="float">
            <text:p>3.23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51896774194" calcext:value-type="float">
            <text:p>3.3165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41032258064" calcext:value-type="float">
            <text:p>3.2584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3174" calcext:value-type="float">
            <text:p>3.043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30503225806" calcext:value-type="float">
            <text:p>3.2763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1998" calcext:value-type="float">
            <text:p>3.031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73780645161" calcext:value-type="float">
            <text:p>3.174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43948387097" calcext:value-type="float">
            <text:p>3.0984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1656" calcext:value-type="float">
            <text:p>3.17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491586206896" calcext:value-type="float">
            <text:p>3.114915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7552" calcext:value-type="float">
            <text:p>3.1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805406896552" calcext:value-type="float">
            <text:p>3.4280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7816" calcext:value-type="float">
            <text:p>3.2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2756" calcext:value-type="float">
            <text:p>3.170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40575" calcext:value-type="float">
            <text:p>3.254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343314285714" calcext:value-type="float">
            <text:p>3.1934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9255172414" calcext:value-type="float">
            <text:p>3.139492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426" calcext:value-type="float">
            <text:p>3.154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95696551724" calcext:value-type="float">
            <text:p>3.11095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14136" calcext:value-type="float">
            <text:p>3.13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60013793103" calcext:value-type="float">
            <text:p>3.172600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805957142857" calcext:value-type="float">
            <text:p>3.198059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293765517241" calcext:value-type="float">
            <text:p>3.19293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8472" calcext:value-type="float">
            <text:p>3.1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86254545454" calcext:value-type="float">
            <text:p>3.125862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641" calcext:value-type="float">
            <text:p>3.096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711928571429" calcext:value-type="float">
            <text:p>3.077119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81489655172" calcext:value-type="float">
            <text:p>3.16981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97971428571" calcext:value-type="float">
            <text:p>3.0489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62284137931" calcext:value-type="float">
            <text:p>3.0362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840672" calcext:value-type="float">
            <text:p>2.888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802" calcext:value-type="float">
            <text:p>2.987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092051612903" calcext:value-type="float">
            <text:p>3.210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0212" calcext:value-type="float">
            <text:p>3.370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207122580645" calcext:value-type="float">
            <text:p>3.3720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36228" calcext:value-type="float">
            <text:p>3.433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789548387097" calcext:value-type="float">
            <text:p>3.317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261470967742" calcext:value-type="float">
            <text:p>3.4926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61856" calcext:value-type="float">
            <text:p>3.4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408387096774" calcext:value-type="float">
            <text:p>3.4240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92288" calcext:value-type="float">
            <text:p>3.32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492283870968" calcext:value-type="float">
            <text:p>3.2049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852142857143" calcext:value-type="float">
            <text:p>3.2285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736064516129" calcext:value-type="float">
            <text:p>3.2173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33470967742" calcext:value-type="float">
            <text:p>3.1573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04912" calcext:value-type="float">
            <text:p>3.3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469406451613" calcext:value-type="float">
            <text:p>3.4146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47784" calcext:value-type="float">
            <text:p>3.4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689470967742" calcext:value-type="float">
            <text:p>3.4468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761187096774" calcext:value-type="float">
            <text:p>3.457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5884" calcext:value-type="float">
            <text:p>3.13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17316129032" calcext:value-type="float">
            <text:p>3.278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66584" calcext:value-type="float">
            <text:p>3.2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13109677419" calcext:value-type="float">
            <text:p>3.1751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99028571429" calcext:value-type="float">
            <text:p>3.18799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2676" calcext:value-type="float">
            <text:p>3.1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644" calcext:value-type="float">
            <text:p>3.12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01710344828" calcext:value-type="float">
            <text:p>3.10601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4332" calcext:value-type="float">
            <text:p>3.16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84551724138" calcext:value-type="float">
            <text:p>3.32284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316" calcext:value-type="float">
            <text:p>3.2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332" calcext:value-type="float">
            <text:p>3.2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54179310345" calcext:value-type="float">
            <text:p>3.3495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31664516129" calcext:value-type="float">
            <text:p>3.2463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2804" calcext:value-type="float">
            <text:p>3.18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4255483871" calcext:value-type="float">
            <text:p>3.134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245875862069" calcext:value-type="float">
            <text:p>3.09245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08722580645" calcext:value-type="float">
            <text:p>3.119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9304516129" calcext:value-type="float">
            <text:p>3.1429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9904" calcext:value-type="float">
            <text:p>3.14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92103225806" calcext:value-type="float">
            <text:p>3.25192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4696" calcext:value-type="float">
            <text:p>3.32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234890322581" calcext:value-type="float">
            <text:p>3.3323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46348387097" calcext:value-type="float">
            <text:p>3.2904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75348" calcext:value-type="float">
            <text:p>3.23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9916" calcext:value-type="float">
            <text:p>3.183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516" calcext:value-type="float">
            <text:p>3.11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32414285714" calcext:value-type="float">
            <text:p>3.083324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075870967742" calcext:value-type="float">
            <text:p>3.1207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430129032258" calcext:value-type="float">
            <text:p>3.0743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5224" calcext:value-type="float">
            <text:p>3.08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679393548387" calcext:value-type="float">
            <text:p>3.1567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6044" calcext:value-type="float">
            <text:p>3.14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15070967742" calcext:value-type="float">
            <text:p>3.2091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71535483871" calcext:value-type="float">
            <text:p>3.1057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9048" calcext:value-type="float">
            <text:p>3.14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82748387097" calcext:value-type="float">
            <text:p>3.1548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132" calcext:value-type="float">
            <text:p>3.10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25574193548" calcext:value-type="float">
            <text:p>2.9802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55657142857" calcext:value-type="float">
            <text:p>2.9835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10941935484" calcext:value-type="float">
            <text:p>2.97710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786141935484" calcext:value-type="float">
            <text:p>2.8978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00448" calcext:value-type="float">
            <text:p>3.00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23948387097" calcext:value-type="float">
            <text:p>3.022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8676" calcext:value-type="float">
            <text:p>2.953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12103225807" calcext:value-type="float">
            <text:p>2.9471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18" calcext:value-type="float">
            <text:p>2.9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4112" calcext:value-type="float">
            <text:p>3.0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50032" calcext:value-type="float">
            <text:p>2.84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503896774193" calcext:value-type="float">
            <text:p>2.90503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107228571428" calcext:value-type="float">
            <text:p>2.701072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61793548387" calcext:value-type="float">
            <text:p>2.8916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1088" calcext:value-type="float">
            <text:p>2.87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66529032258" calcext:value-type="float">
            <text:p>2.9386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496" calcext:value-type="float">
            <text:p>2.9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1655483871" calcext:value-type="float">
            <text:p>2.9591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573587096774" calcext:value-type="float">
            <text:p>2.9257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03676" calcext:value-type="float">
            <text:p>2.8903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39416" calcext:value-type="float">
            <text:p>2.78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276619354839" calcext:value-type="float">
            <text:p>2.7627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934151724138" calcext:value-type="float">
            <text:p>2.71934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954099152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12309677419" calcext:value-type="float">
            <text:p>2.73012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02" meta:object-count="0"/>
    <meta:user-defined meta:name="AppVersion">3.0</meta:user-defined>
  </office:meta>
</office:document-meta>
</file>